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like the ww2 aesthetic that he has gone with for the character and map design. The pixel art is impressive, and will suit the gameplay well. I think, however, that he should consider using more contrasting colors for the designs of the different enemy characters in order to help the players distinguish between them. That being said i haven't seen the sprites in action on the map, and so don't know to what extent this is necassar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 Osborne</meta:initial-creator>
    <dc:creator>George Osborne</dc:creator>
    <meta:creation-date>2019-06-11T20:26:00Z</meta:creation-date>
    <dc:date>2019-06-11T20:27:00Z</dc:date>
    <meta:template xlink:href="Normal" xlink:type="simple"/>
    <meta:editing-cycles>1</meta:editing-cycles>
    <meta:editing-duration>PT60S</meta:editing-duration>
    <meta:document-statistic meta:page-count="1" meta:paragraph-count="1" meta:word-count="65" meta:character-count="436" meta:row-count="3" meta:non-whitespace-character-count="372"/>
  </office:meta>
</office:document-meta>
</file>